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Inter" svg:font-family="Inter, apple-system, BlinkMacSystemFont, 'Segoe UI', Roboto, Oxygen, Ubuntu, Cantarell, 'Helvetica Neue', 'Apple Color Emoji', 'Segoe UI Emoji', 'Segoe UI Symbol', 'Meiryo UI', Arial, sans-serif"/>
    <style:font-face style:name="Lohit Devanagari1" svg:font-family="'Lohit Devanagari'"/>
    <style:font-face style:name="Menlo" svg:font-family="Menlo, Consolas, Monaco, 'Andale Mono', Courier, Verdan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list-style-name="L3">
      <style:paragraph-properties fo:text-align="justify" style:justify-single-word="false"/>
      <style:text-properties officeooo:rsid="0017527a" officeooo:paragraph-rsid="0017527a"/>
    </style:style>
    <style:style style:name="P2" style:family="paragraph" style:parent-style-name="Standard">
      <style:paragraph-properties fo:text-align="justify" style:justify-single-word="false"/>
      <style:text-properties fo:font-size="28pt" officeooo:rsid="0017527a" officeooo:paragraph-rsid="0017527a" style:font-size-asian="24.5pt" style:font-size-complex="28pt"/>
    </style:style>
    <style:style style:name="P3" style:family="paragraph" style:parent-style-name="Standard">
      <style:paragraph-properties fo:text-align="justify" style:justify-single-word="false"/>
      <style:text-properties fo:font-variant="normal" fo:text-transform="none" fo:color="#444444" style:font-name="Inter" fo:font-size="10.5pt" fo:letter-spacing="normal" fo:font-style="normal" fo:font-weight="normal" officeooo:rsid="0017527a" officeooo:paragraph-rsid="0017527a" style:font-size-asian="10.5pt" style:font-size-complex="12pt"/>
    </style:style>
    <style:style style:name="P4" style:family="paragraph" style:parent-style-name="Standard" style:list-style-name="L1">
      <style:paragraph-properties fo:text-align="justify" style:justify-single-word="false"/>
      <style:text-properties fo:font-variant="normal" fo:text-transform="none" fo:color="#444444" style:font-name="Inter" fo:font-size="10.5pt" fo:letter-spacing="normal" fo:font-style="normal" fo:font-weight="bold" officeooo:rsid="0017527a" officeooo:paragraph-rsid="0017527a" style:font-size-asian="10.5pt" style:font-weight-asian="bold" style:font-size-complex="12pt" style:font-weight-complex="bold"/>
    </style:style>
    <style:style style:name="P5" style:family="paragraph" style:parent-style-name="Standard" style:list-style-name="L3">
      <style:paragraph-properties fo:text-align="justify" style:justify-single-word="false"/>
      <style:text-properties officeooo:rsid="00179436" officeooo:paragraph-rsid="00179436"/>
    </style:style>
    <style:style style:name="P6" style:family="paragraph" style:parent-style-name="Standard">
      <style:paragraph-properties fo:text-align="justify" style:justify-single-word="false"/>
      <style:text-properties officeooo:rsid="00179436" officeooo:paragraph-rsid="00179436"/>
    </style:style>
    <style:style style:name="P7" style:family="paragraph" style:parent-style-name="Standard">
      <style:paragraph-properties fo:text-align="justify" style:justify-single-word="false"/>
      <style:text-properties fo:font-weight="normal" officeooo:rsid="00197fa6" officeooo:paragraph-rsid="00197fa6" style:font-weight-asian="normal" style:font-weight-complex="normal"/>
    </style:style>
    <style:style style:name="P8" style:family="paragraph" style:parent-style-name="Standard" style:list-style-name="L11">
      <style:paragraph-properties fo:text-align="justify" style:justify-single-word="false"/>
      <style:text-properties fo:font-weight="normal" officeooo:rsid="00197fa6" officeooo:paragraph-rsid="00197fa6" style:font-weight-asian="normal" style:font-weight-complex="normal"/>
    </style:style>
    <style:style style:name="P9" style:family="paragraph" style:parent-style-name="Standard" style:list-style-name="L16">
      <style:paragraph-properties fo:text-align="justify" style:justify-single-word="false"/>
      <style:text-properties fo:font-weight="normal" officeooo:rsid="00197fa6" officeooo:paragraph-rsid="00197fa6" style:font-weight-asian="normal" style:font-weight-complex="normal"/>
    </style:style>
    <style:style style:name="P10" style:family="paragraph" style:parent-style-name="Standard" style:list-style-name="L16">
      <style:paragraph-properties fo:text-align="justify" style:justify-single-word="false"/>
      <style:text-properties fo:font-weight="normal" officeooo:rsid="001a699c" officeooo:paragraph-rsid="001a699c" style:font-weight-asian="normal" style:font-weight-complex="normal"/>
    </style:style>
    <style:style style:name="P11" style:family="paragraph" style:parent-style-name="Standard" style:list-style-name="L18">
      <style:paragraph-properties fo:text-align="justify" style:justify-single-word="false"/>
      <style:text-properties fo:font-weight="normal" officeooo:rsid="001a699c" officeooo:paragraph-rsid="001a699c" style:font-weight-asian="normal" style:font-weight-complex="normal"/>
    </style:style>
    <style:style style:name="P12" style:family="paragraph" style:parent-style-name="Standard">
      <style:paragraph-properties fo:text-align="justify" style:justify-single-word="false"/>
      <style:text-properties fo:font-weight="normal" officeooo:paragraph-rsid="001a699c" style:font-weight-asian="normal" style:font-weight-complex="normal"/>
    </style:style>
    <style:style style:name="P13" style:family="paragraph" style:parent-style-name="Standard">
      <style:paragraph-properties fo:text-align="justify" style:justify-single-word="false"/>
      <style:text-properties fo:font-weight="normal" officeooo:paragraph-rsid="00197fa6"/>
    </style:style>
    <style:style style:name="P14" style:family="paragraph" style:parent-style-name="Standard">
      <style:paragraph-properties fo:text-align="justify" style:justify-single-word="false"/>
      <style:text-properties fo:font-weight="normal" officeooo:paragraph-rsid="001a699c"/>
    </style:style>
    <style:style style:name="P15" style:family="paragraph" style:parent-style-name="Standard" style:list-style-name="L3">
      <style:paragraph-properties fo:text-align="justify" style:justify-single-word="false"/>
      <style:text-properties officeooo:paragraph-rsid="0017527a"/>
    </style:style>
    <style:style style:name="P16" style:family="paragraph" style:parent-style-name="Standard">
      <style:paragraph-properties fo:text-align="justify" style:justify-single-word="false"/>
      <style:text-properties officeooo:paragraph-rsid="00179436"/>
    </style:style>
    <style:style style:name="P17" style:family="paragraph" style:parent-style-name="Standard">
      <style:paragraph-properties fo:text-align="justify" style:justify-single-word="false"/>
      <style:text-properties officeooo:paragraph-rsid="00197fa6"/>
    </style:style>
    <style:style style:name="P18" style:family="paragraph" style:parent-style-name="Standard" style:list-style-name="L12">
      <style:paragraph-properties fo:text-align="justify" style:justify-single-word="false"/>
      <style:text-properties officeooo:paragraph-rsid="00197fa6"/>
    </style:style>
    <style:style style:name="P19" style:family="paragraph" style:parent-style-name="Text_20_body" style:list-style-name="L4">
      <style:paragraph-properties fo:text-align="justify" style:justify-single-word="false"/>
    </style:style>
    <style:style style:name="P20" style:family="paragraph" style:parent-style-name="Text_20_body" style:list-style-name="L6">
      <style:paragraph-properties fo:text-align="justify" style:justify-single-word="false"/>
      <style:text-properties officeooo:paragraph-rsid="00179436"/>
    </style:style>
    <style:style style:name="P21" style:family="paragraph" style:parent-style-name="Text_20_body" style:list-style-name="L6">
      <style:paragraph-properties fo:text-align="justify" style:justify-single-word="false"/>
      <style:text-properties officeooo:paragraph-rsid="00197fa6"/>
    </style:style>
    <style:style style:name="P22" style:family="paragraph" style:parent-style-name="Text_20_body" style:list-style-name="L6">
      <style:paragraph-properties fo:text-align="start" style:justify-single-word="false"/>
      <style:text-properties officeooo:paragraph-rsid="00197fa6"/>
    </style:style>
    <style:style style:name="T1" style:family="text">
      <style:text-properties fo:font-variant="normal" fo:text-transform="none" fo:color="#444444" style:font-name="Inter" fo:font-size="10.5pt" fo:letter-spacing="normal" fo:font-style="normal" fo:font-weight="normal" style:font-size-asian="10.5pt" style:font-size-complex="12pt"/>
    </style:style>
    <style:style style:name="T2" style:family="text">
      <style:text-properties fo:font-variant="normal" fo:text-transform="none" fo:color="#444444" style:font-name="Inter" fo:font-size="10.5pt" fo:letter-spacing="normal" fo:font-style="normal" fo:font-weight="normal" officeooo:rsid="0017527a" style:font-size-asian="10.5pt" style:font-size-complex="12pt"/>
    </style:style>
    <style:style style:name="T3" style:family="text">
      <style:text-properties fo:font-variant="normal" fo:text-transform="none" fo:color="#444444" style:font-name="Inter" fo:font-size="10.5pt" fo:letter-spacing="normal" fo:font-style="normal" fo:font-weight="normal" officeooo:rsid="00179436" style:font-size-asian="10.5pt" style:font-size-complex="12pt"/>
    </style:style>
    <style:style style:name="T4" style:family="text">
      <style:text-properties fo:font-variant="normal" fo:text-transform="none" fo:color="#444444" style:font-name="Inter" fo:font-size="10.5pt" fo:letter-spacing="normal" fo:font-style="normal" fo:font-weight="normal" officeooo:rsid="00179436" style:font-size-asian="10.5pt" style:font-weight-asian="bold" style:font-size-complex="12pt" style:font-weight-complex="bold"/>
    </style:style>
    <style:style style:name="T5" style:family="text">
      <style:text-properties fo:font-variant="normal" fo:text-transform="none" fo:color="#444444" style:font-name="Inter" fo:font-size="10.5pt" fo:letter-spacing="normal" fo:font-style="normal" fo:font-weight="bold" style:font-size-asian="10.5pt" style:font-weight-asian="bold" style:font-size-complex="12pt" style:font-weight-complex="bold"/>
    </style:style>
    <style:style style:name="T6" style:family="text">
      <style:text-properties fo:font-variant="normal" fo:text-transform="none" fo:color="#444444" style:font-name="Inter" fo:font-size="10.5pt" fo:letter-spacing="normal" fo:font-style="normal" fo:font-weight="bold" officeooo:rsid="0017527a" style:font-size-asian="10.5pt" style:font-weight-asian="bold" style:font-size-complex="12pt" style:font-weight-complex="bold"/>
    </style:style>
    <style:style style:name="T7" style:family="text">
      <style:text-properties fo:font-variant="normal" fo:text-transform="none" fo:color="#444444" style:font-name="Inter" fo:font-size="10.5pt" fo:letter-spacing="normal" fo:font-style="normal" fo:font-weight="bold" officeooo:rsid="00179436" style:font-size-asian="10.5pt" style:font-weight-asian="bold" style:font-size-complex="12pt" style:font-weight-complex="bold"/>
    </style:style>
    <style:style style:name="T8" style:family="text">
      <style:text-properties fo:font-variant="normal" fo:text-transform="none" fo:color="#444444" style:font-name="Inter" fo:font-size="10.5pt" fo:letter-spacing="normal" fo:font-style="normal" fo:font-weight="bold" officeooo:rsid="00197fa6" style:font-size-asian="10.5pt" style:font-weight-asian="normal" style:font-size-complex="12pt" style:font-weight-complex="normal"/>
    </style:style>
    <style:style style:name="T9" style:family="text">
      <style:text-properties fo:font-variant="normal" fo:text-transform="none" fo:color="#444444" style:font-name="Inter" fo:font-size="10.5pt" fo:letter-spacing="normal" fo:font-style="normal" fo:font-weight="bold" officeooo:rsid="001a699c" style:font-size-asian="10.5pt" style:font-weight-asian="normal" style:font-size-complex="12pt" style:font-weight-complex="normal"/>
    </style:style>
    <style:style style:name="T10" style:family="text">
      <style:text-properties fo:font-variant="normal" fo:text-transform="none" fo:color="#444444" style:font-name="Inter" fo:font-size="10.5pt" fo:letter-spacing="normal" fo:font-style="normal" style:font-size-asian="10.5pt" style:font-size-complex="12pt"/>
    </style:style>
    <style:style style:name="T11" style:family="text">
      <style:text-properties fo:font-variant="normal" fo:text-transform="none" fo:color="#444444" style:font-name="Inter" fo:font-size="10.5pt" fo:letter-spacing="normal" fo:font-style="normal" officeooo:rsid="0017527a" style:font-size-asian="10.5pt" style:font-size-complex="12pt"/>
    </style:style>
    <style:style style:name="T12" style:family="text">
      <style:text-properties fo:font-variant="normal" fo:text-transform="none" fo:color="#444444" style:font-name="Inter" fo:font-size="10.5pt" fo:letter-spacing="normal" fo:font-style="normal" officeooo:rsid="001a699c" style:font-size-asian="10.5pt" style:font-size-complex="12pt"/>
    </style:style>
    <style:style style:name="T13" style:family="text">
      <style:text-properties fo:font-variant="normal" fo:text-transform="none" fo:color="#444444" style:font-name="Inter" fo:font-size="10.5pt" fo:letter-spacing="normal" fo:font-style="normal" style:font-size-asian="10.5pt" style:font-style-asian="normal" style:font-size-complex="12pt" style:font-style-complex="normal"/>
    </style:style>
    <style:style style:name="T14" style:family="text">
      <style:text-properties fo:font-variant="normal" fo:text-transform="none" fo:color="#444444" style:font-name="Inter" fo:font-size="10.5pt" fo:letter-spacing="normal" fo:font-style="italic" style:font-size-asian="10.5pt" style:font-style-asian="italic" style:font-size-complex="12pt" style:font-style-complex="italic"/>
    </style:style>
    <style:style style:name="T15" style:family="text">
      <style:text-properties officeooo:rsid="00179436"/>
    </style:style>
    <style:style style:name="T16" style:family="text">
      <style:text-properties officeooo:rsid="00197fa6"/>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2.554cm" fo:text-indent="-0.635cm" fo:margin-left="2.5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89cm" fo:text-indent="-0.635cm" fo:margin-left="3.18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24cm" fo:text-indent="-0.635cm" fo:margin-left="3.8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59cm" fo:text-indent="-0.635cm" fo:margin-left="4.45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94cm" fo:text-indent="-0.635cm" fo:margin-left="5.09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29cm" fo:text-indent="-0.635cm" fo:margin-left="5.72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64cm" fo:text-indent="-0.635cm" fo:margin-left="6.36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99cm" fo:text-indent="-0.635cm" fo:margin-left="6.9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34cm" fo:text-indent="-0.635cm" fo:margin-left="7.63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69cm" fo:text-indent="-0.635cm" fo:margin-left="8.269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26cm" fo:text-indent="-0.635cm" fo:margin-left="7.726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173cm" fo:text-indent="-0.635cm" fo:margin-left="2.1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08cm" fo:text-indent="-0.635cm" fo:margin-left="2.8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43cm" fo:text-indent="-0.635cm" fo:margin-left="3.4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78cm" fo:text-indent="-0.635cm" fo:margin-left="4.0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13cm" fo:text-indent="-0.635cm" fo:margin-left="4.7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48cm" fo:text-indent="-0.635cm" fo:margin-left="5.3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83cm" fo:text-indent="-0.635cm" fo:margin-left="5.9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18cm" fo:text-indent="-0.635cm" fo:margin-left="6.6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53cm" fo:text-indent="-0.635cm" fo:margin-left="7.2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88cm" fo:text-indent="-0.635cm" fo:margin-left="7.888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2.69cm" fo:text-indent="-0.635cm" fo:margin-left="2.6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25cm" fo:text-indent="-0.635cm" fo:margin-left="3.3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6cm" fo:text-indent="-0.635cm" fo:margin-left="3.9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95cm" fo:text-indent="-0.635cm" fo:margin-left="4.5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3cm" fo:text-indent="-0.635cm" fo:margin-left="5.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65cm" fo:text-indent="-0.635cm" fo:margin-left="5.8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5cm" fo:text-indent="-0.635cm" fo:margin-left="6.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35cm" fo:text-indent="-0.635cm" fo:margin-left="7.1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7cm" fo:text-indent="-0.635cm" fo:margin-left="7.7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05cm" fo:text-indent="-0.635cm" fo:margin-left="8.40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61cm" fo:text-indent="-0.635cm" fo:margin-left="2.56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96cm" fo:text-indent="-0.635cm" fo:margin-left="3.19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31cm" fo:text-indent="-0.635cm" fo:margin-left="3.83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66cm" fo:text-indent="-0.635cm" fo:margin-left="4.46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101cm" fo:text-indent="-0.635cm" fo:margin-left="5.10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36cm" fo:text-indent="-0.635cm" fo:margin-left="5.73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71cm" fo:text-indent="-0.635cm" fo:margin-left="6.37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006cm" fo:text-indent="-0.635cm" fo:margin-left="7.00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41cm" fo:text-indent="-0.635cm" fo:margin-left="7.64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76cm" fo:text-indent="-0.635cm" fo:margin-left="8.27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2.819cm" fo:text-indent="-0.635cm" fo:margin-left="2.81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454cm" fo:text-indent="-0.635cm" fo:margin-left="3.4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089cm" fo:text-indent="-0.635cm" fo:margin-left="4.08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724cm" fo:text-indent="-0.635cm" fo:margin-left="4.72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359cm" fo:text-indent="-0.635cm" fo:margin-left="5.35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994cm" fo:text-indent="-0.635cm" fo:margin-left="5.99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629cm" fo:text-indent="-0.635cm" fo:margin-left="6.62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264cm" fo:text-indent="-0.635cm" fo:margin-left="7.26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899cm" fo:text-indent="-0.635cm" fo:margin-left="7.89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534cm" fo:text-indent="-0.635cm" fo:margin-left="8.534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3.498cm" fo:text-indent="-0.635cm" fo:margin-left="3.49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133cm" fo:text-indent="-0.635cm" fo:margin-left="4.13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768cm" fo:text-indent="-0.635cm" fo:margin-left="4.76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403cm" fo:text-indent="-0.635cm" fo:margin-left="5.40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038cm" fo:text-indent="-0.635cm" fo:margin-left="6.03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673cm" fo:text-indent="-0.635cm" fo:margin-left="6.67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308cm" fo:text-indent="-0.635cm" fo:margin-left="7.3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943cm" fo:text-indent="-0.635cm" fo:margin-left="7.94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578cm" fo:text-indent="-0.635cm" fo:margin-left="8.57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213cm" fo:text-indent="-0.635cm" fo:margin-left="9.213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173cm" fo:text-indent="-0.635cm" fo:margin-left="2.17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808cm" fo:text-indent="-0.635cm" fo:margin-left="2.80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443cm" fo:text-indent="-0.635cm" fo:margin-left="3.44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78cm" fo:text-indent="-0.635cm" fo:margin-left="4.07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713cm" fo:text-indent="-0.635cm" fo:margin-left="4.71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348cm" fo:text-indent="-0.635cm" fo:margin-left="5.34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83cm" fo:text-indent="-0.635cm" fo:margin-left="5.98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618cm" fo:text-indent="-0.635cm" fo:margin-left="6.61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53cm" fo:text-indent="-0.635cm" fo:margin-left="7.25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88cm" fo:text-indent="-0.635cm" fo:margin-left="7.88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528cm" fo:text-indent="-0.635cm" fo:margin-left="1.5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163cm" fo:text-indent="-0.635cm" fo:margin-left="2.1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98cm" fo:text-indent="-0.635cm" fo:margin-left="2.7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33cm" fo:text-indent="-0.635cm" fo:margin-left="3.4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068cm" fo:text-indent="-0.635cm" fo:margin-left="4.0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03cm" fo:text-indent="-0.635cm" fo:margin-left="4.7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38cm" fo:text-indent="-0.635cm" fo:margin-left="5.3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973cm" fo:text-indent="-0.635cm" fo:margin-left="5.9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08cm" fo:text-indent="-0.635cm" fo:margin-left="6.6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43cm" fo:text-indent="-0.635cm" fo:margin-left="7.243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3.336cm" fo:text-indent="-0.635cm" fo:margin-left="3.3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971cm" fo:text-indent="-0.635cm" fo:margin-left="3.9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606cm" fo:text-indent="-0.635cm" fo:margin-left="4.6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241cm" fo:text-indent="-0.635cm" fo:margin-left="5.2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876cm" fo:text-indent="-0.635cm" fo:margin-left="5.8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511cm" fo:text-indent="-0.635cm" fo:margin-left="6.5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146cm" fo:text-indent="-0.635cm" fo:margin-left="7.1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781cm" fo:text-indent="-0.635cm" fo:margin-left="7.7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416cm" fo:text-indent="-0.635cm" fo:margin-left="8.4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051cm" fo:text-indent="-0.635cm" fo:margin-left="9.051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3.076cm" fo:text-indent="-0.635cm" fo:margin-left="3.0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11cm" fo:text-indent="-0.635cm" fo:margin-left="3.7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346cm" fo:text-indent="-0.635cm" fo:margin-left="4.3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981cm" fo:text-indent="-0.635cm" fo:margin-left="4.9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16cm" fo:text-indent="-0.635cm" fo:margin-left="5.6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251cm" fo:text-indent="-0.635cm" fo:margin-left="6.2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886cm" fo:text-indent="-0.635cm" fo:margin-left="6.8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21cm" fo:text-indent="-0.635cm" fo:margin-left="7.5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156cm" fo:text-indent="-0.635cm" fo:margin-left="8.1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791cm" fo:text-indent="-0.635cm" fo:margin-left="8.79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2.448cm" fo:text-indent="-0.635cm" fo:margin-left="2.44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083cm" fo:text-indent="-0.635cm" fo:margin-left="3.08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18cm" fo:text-indent="-0.635cm" fo:margin-left="3.71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53cm" fo:text-indent="-0.635cm" fo:margin-left="4.35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988cm" fo:text-indent="-0.635cm" fo:margin-left="4.98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23cm" fo:text-indent="-0.635cm" fo:margin-left="5.62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58cm" fo:text-indent="-0.635cm" fo:margin-left="6.25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893cm" fo:text-indent="-0.635cm" fo:margin-left="6.89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28cm" fo:text-indent="-0.635cm" fo:margin-left="7.52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63cm" fo:text-indent="-0.635cm" fo:margin-left="8.163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2.921cm" fo:text-indent="-0.635cm" fo:margin-left="2.9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556cm" fo:text-indent="-0.635cm" fo:margin-left="3.5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191cm" fo:text-indent="-0.635cm" fo:margin-left="4.1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826cm" fo:text-indent="-0.635cm" fo:margin-left="4.8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461cm" fo:text-indent="-0.635cm" fo:margin-left="5.4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096cm" fo:text-indent="-0.635cm" fo:margin-left="6.0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731cm" fo:text-indent="-0.635cm" fo:margin-left="6.7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366cm" fo:text-indent="-0.635cm" fo:margin-left="7.3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001cm" fo:text-indent="-0.635cm" fo:margin-left="8.0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636cm" fo:text-indent="-0.635cm" fo:margin-left="8.636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 text:c="21"/>Linux Exercise</text:p>
      <text:p text:style-name="P2"/>
      <text:list xml:id="list2118179585" text:style-name="L1">
        <text:list-item>
          <text:p text:style-name="P4">Create a new user and set their password. Give the new user sudo permissions for privileged operations on the system. Switch to the new user and test their permissions by using sudo to run a command that requires root access.</text:p>
        </text:list-item>
      </text:list>
      <text:p text:style-name="P3"/>
      <text:list xml:id="list3747294333" text:style-name="L3">
        <text:list-item>
          <text:p text:style-name="P15"><text:span text:style-name="T2">Sudo adduser user1(username)</text:span></text:p>
        </text:list-item>
        <text:list-item>
          <text:p text:style-name="P1"><text:span text:style-name="T1">sudo adduser user1(username) sudo</text:span></text:p>
        </text:list-item>
        <text:list-item>
          <text:p text:style-name="P1"><text:span text:style-name="T1">su – </text:span><text:span text:style-name="T3">user1(username) </text:span></text:p>
        </text:list-item>
        <text:list-item>
          <text:p text:style-name="P5"><text:span text:style-name="T1">sudo apt-get update (check user have permission or not)</text:span></text:p>
        </text:list-item>
      </text:list>
      <text:p text:style-name="P6"><text:span text:style-name="T1"/></text:p>
      <text:p text:style-name="P16"><text:span text:style-name="T4"><text:s text:c="5"/></text:span><text:span text:style-name="T7">2. </text:span><text:span text:style-name="T5">Create a directory and in that create a file and set all permission for</text:span></text:p>
      <text:p text:style-name="P16"><text:span text:style-name="T5"><text:s text:c="9"/>specific files and directories.</text:span></text:p>
      <text:list xml:id="list4216817787" text:style-name="L4">
        <text:list-header>
          <text:p text:style-name="P19"/>
        </text:list-header>
      </text:list>
      <text:list xml:id="list1848579115" text:style-name="L6">
        <text:list-item>
          <text:p text:style-name="P20"><text:span text:style-name="T15">Mk dir doc(dir name)</text:span></text:p>
        </text:list-item>
        <text:list-item>
          <text:p text:style-name="P21"><text:span text:style-name="T15">touch home.txt(new file)</text:span></text:p>
        </text:list-item>
        <text:list-item>
          <text:p text:style-name="P22"><text:span text:style-name="T16">chmod 777 doc</text:span><text:line-break/><text:span text:style-name="T2"> <text:s text:c="9"/></text:span></text:p>
        </text:list-item>
      </text:list>
      <text:p text:style-name="P17"><text:span text:style-name="T4"><text:s text:c="4"/></text:span><text:span text:style-name="T6">3. Allow the specific user to read and write the file. Other users in the same</text:span></text:p>
      <text:p text:style-name="P17"><text:span text:style-name="T6"><text:s text:c="7"/>group should be able to read the file, but the public user should have no <text:s text:c="2"/></text:span></text:p>
      <text:p text:style-name="P17"><text:span text:style-name="T6"><text:s text:c="7"/>permission to read, write or execute.</text:span></text:p>
      <text:p text:style-name="P17"><text:s/></text:p>
      <text:list xml:id="list266509704" text:style-name="L12">
        <text:list-item>
          <text:p text:style-name="P18"><text:span text:style-name="T11">C</text:span><text:span text:style-name="T10">hmod 740 file.txt(file name)</text:span></text:p>
        </text:list-item>
      </text:list>
      <text:p text:style-name="P7"><text:span text:style-name="T10"/></text:p>
      <text:p text:style-name="P7"><text:span text:style-name="T10"/></text:p>
      <text:p text:style-name="P13"><text:span text:style-name="T8"><text:s text:c="4"/>4</text:span><text:span text:style-name="T6">. How to check running process in Linux.</text:span></text:p>
      <text:p text:style-name="P13"><text:span text:style-name="T6"><text:s text:c="11"/></text:span></text:p>
      <text:list xml:id="list762904879" text:style-name="L11">
        <text:list-item>
          <text:p text:style-name="P8"><text:span text:style-name="T11">p</text:span><text:span text:style-name="T10">s aux</text:span></text:p>
        </text:list-item>
      </text:list>
      <text:p text:style-name="P7"><text:span text:style-name="T10"/></text:p>
      <text:p text:style-name="P13"><text:span text:style-name="T8"><text:s text:c="4"/>5</text:span><text:span text:style-name="T6">. Learn how to install particular packages on Linux</text:span></text:p>
      <text:p text:style-name="P13"><text:span text:style-name="T6"><text:s text:c="3"/></text:span></text:p>
      <text:p text:style-name="P13"><text:span text:style-name="T6"><text:s text:c="4"/></text:span></text:p>
      <text:list xml:id="list2144260553" text:style-name="L16">
        <text:list-item>
          <text:p text:style-name="P9"><text:span text:style-name="T11">s</text:span><text:span text:style-name="T10">udo apt-get install (</text:span><text:span text:style-name="T12">package name</text:span><text:span text:style-name="T10">)</text:span></text:p>
          <text:p text:style-name="P10"><text:span text:style-name="T10"/></text:p>
        </text:list-item>
      </text:list>
      <text:p text:style-name="P14"><text:span text:style-name="T6"><text:s text:c="4"/></text:span><text:span text:style-name="T9">6</text:span><text:span text:style-name="T6">.How to check log files of particular server</text:span></text:p>
      <text:p text:style-name="P12"><text:span text:style-name="T11"/></text:p>
      <text:p text:style-name="P12"><text:span text:style-name="T11"/></text:p>
      <text:p text:style-name="P12"><text:span text:style-name="T11"/></text:p>
      <text:list xml:id="list1679473067" text:style-name="L18">
        <text:list-item>
          <text:p text:style-name="P11"><text:span text:style-name="T11">c</text:span><text:span text:style-name="T10">d </text:span><text:span text:style-name="T14">var</text:span><text:span text:style-name="T13">log</text:span></text:p>
        </text:list-item>
        <text:list-item>
          <text:p text:style-name="P11"><text:span text:style-name="T13">l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Inter" svg:font-family="Inter, apple-system, BlinkMacSystemFont, 'Segoe UI', Roboto, Oxygen, Ubuntu, Cantarell, 'Helvetica Neue', 'Apple Color Emoji', 'Segoe UI Emoji', 'Segoe UI Symbol', 'Meiryo UI', Arial, sans-serif"/>
    <style:font-face style:name="Lohit Devanagari1" svg:font-family="'Lohit Devanagari'"/>
    <style:font-face style:name="Menlo" svg:font-family="Menlo, Consolas, Monaco, 'Andale Mono', Courier, Verdana,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9-13T15:47:40.562642866</meta:creation-date>
    <dc:date>2021-09-13T16:22:47.595147037</dc:date>
    <meta:editing-duration>PT3M16S</meta:editing-duration>
    <meta:editing-cycles>1</meta:editing-cycles>
    <meta:document-statistic meta:table-count="0" meta:image-count="0" meta:object-count="0" meta:page-count="1" meta:paragraph-count="27" meta:word-count="179" meta:character-count="1058" meta:non-whitespace-character-count="815"/>
    <meta:generator>LibreOffice/6.0.7.3$Linux_X86_64 LibreOffice_project/00m0$Build-3</meta:generator>
  </office:meta>
</office:document-meta>
</file>